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5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1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5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7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69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7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7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100"/>
    <style:style style:name="ce82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2" table:default-cell-style-name="ce46"/>
        <table:table-column table:style-name="co17" table:default-cell-style-name="ce46"/>
        <table:table-column table:style-name="co20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81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7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80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75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71" office:value-type="string">
            <text:p>0.7.11</text:p>
          </table:table-cell>
          <table:table-cell table:number-columns-repeated="9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9.9</text:p>
          </table:table-cell>
          <table:table-cell table:number-columns-repeated="8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74" office:value-type="string">
            <text:p>-</text:p>
          </table:table-cell>
          <table:table-cell table:style-name="ce55" table:number-columns-repeated="5"/>
          <table:table-cell table:style-name="ce76"/>
          <table:table-cell table:style-name="ce55" table:number-columns-repeated="3"/>
          <table:table-cell table:style-name="ce78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76"/>
          <table:table-cell table:number-columns-repeated="3"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75"/>
          <table:table-cell table:style-name="ce76"/>
          <table:table-cell table:style-name="ce49" table:number-columns-repeated="2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70" table:number-columns-repeated="5"/>
          <table:table-cell table:style-name="ce56" office:value-type="string">
            <text:p>0.3.9</text:p>
          </table:table-cell>
          <table:table-cell table:style-name="ce70"/>
          <table:table-cell table:style-name="ce72" office:value-type="string">
            <text:p>0.7.9</text:p>
          </table:table-cell>
          <table:table-cell table:style-name="ce70" table:number-columns-repeated="2"/>
          <table:table-cell table:style-name="ce56"/>
          <table:table-cell table:style-name="ce42" office:value-type="string">
            <text:p>0.0.17</text:p>
          </table:table-cell>
          <table:table-cell table:style-name="ce44"/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70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70"/>
          <table:table-cell table:style-name="ce79"/>
          <table:table-cell table:style-name="ce82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72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533cm" svg:y="10.442cm" draw:caption-point-x="-0.576cm" draw:caption-point-y="1.63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70" table:number-columns-repeated="5"/>
          <table:table-cell table:style-name="ce56" table:number-columns-repeated="2"/>
          <table:table-cell table:style-name="ce70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70"/>
          <table:table-cell table:style-name="ce79"/>
          <table:table-cell table:style-name="ce82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71" office:value-type="string">
            <text:p>0.5.9</text:p>
          </table:table-cell>
          <table:table-cell table:style-name="ce77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64"/>
        <table:table-column table:style-name="co12" table:default-cell-style-name="ce68"/>
        <table:table-column table:style-name="co13" table:default-cell-style-name="ce68"/>
        <table:table-column table:style-name="co14" table:default-cell-style-name="ce64"/>
        <table:table-column table:style-name="co8" table:number-columns-repeated="992" table:default-cell-style-name="ce105"/>
        <table:table-column table:style-name="co8" table:number-columns-repeated="26" table:default-cell-style-name="ce108"/>
        <table:table-row table:style-name="ro5">
          <table:table-cell table:style-name="ce58" office:value-type="string">
            <text:p>#</text:p>
          </table:table-cell>
          <table:table-cell table:style-name="ce58" office:value-type="string">
            <text:p>LANG</text:p>
          </table:table-cell>
          <table:table-cell table:style-name="ce59" office:value-type="string">
            <text:p>LIBRARY</text:p>
          </table:table-cell>
          <table:table-cell table:style-name="ce59" office:value-type="string">
            <text:p>LIC</text:p>
          </table:table-cell>
          <table:table-cell table:style-name="ce59" office:value-type="string">
            <text:p>VER</text:p>
          </table:table-cell>
          <table:table-cell table:style-name="ce59" office:value-type="string">
            <text:p>NOTES</text:p>
          </table:table-cell>
          <table:table-cell table:style-name="ce102" table:number-columns-repeated="992"/>
          <table:table-cell table:style-name="ce106" table:number-columns-repeated="21"/>
          <table:table-cell table:style-name="ce109" table:number-columns-repeated="5"/>
        </table:table-row>
        <table:table-row table:style-name="ro5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60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2.2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60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69" office:value-type="string">
            <text:p>0.3.0</text:p>
          </table:table-cell>
          <table:table-cell table:style-name="ce60" office:value-type="string">
            <text:p>..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60" office:value-type="string">
            <text:p>JSON-RPC-M1-Specification</text:p>
          </table:table-cell>
          <table:table-cell table:style-name="ce65" office:value-type="string">
            <text:p>-</text:p>
          </table:table-cell>
          <table:table-cell table:style-name="ce97" office:value-type="string">
            <text:p>Revision 1</text:p>
          </table:table-cell>
          <table:table-cell table:style-name="ce60" office:value-type="string">
            <text:p>Text of specification.</text:p>
          </table:table-cell>
          <table:table-cell table:style-name="ce103" table:number-columns-repeated="992"/>
          <table:table-cell table:style-name="ce107" table:number-columns-repeated="21"/>
          <table:table-cell table:style-name="ce110" table:number-columns-repeated="5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jpe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9f</text:p>
          </table:table-cell>
          <table:table-cell table:style-name="ce99" office:value-type="string">
            <text:p>No dependencies.</text:p>
          </table:table-cell>
          <table:table-cell table:style-name="ce104" table:number-columns-repeated="992"/>
          <table:table-cell table:number-columns-repeated="26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libpng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6.43</text:p>
          </table:table-cell>
          <table:table-cell table:style-name="ce99" office:value-type="string">
            <text:p>Was built with zlib 1.3.</text:p>
          </table:table-cell>
          <table:table-cell table:number-columns-repeated="1018"/>
        </table:table-row>
        <table:table-row table:style-name="ro5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MakeVideoSnapshot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0.3.1</text:p>
          </table:table-cell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61" office:value-type="string">
            <text:p>vault-thirteen</text:p>
          </table:table-cell>
          <table:table-cell table:style-name="ce65" office:value-type="string">
            <text:p>?</text:p>
          </table:table-cell>
          <table:table-cell table:style-name="ce97"/>
          <table:table-cell table:style-name="ce61" office:value-type="string">
            <text:p>...</text:p>
          </table:table-cell>
          <table:table-cell table:number-columns-repeated="1018"/>
        </table:table-row>
        <table:table-row table:style-name="ro5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61" office:value-type="string">
            <text:p>zlib</text:p>
          </table:table-cell>
          <table:table-cell table:style-name="ce65" office:value-type="string">
            <text:p>?</text:p>
          </table:table-cell>
          <table:table-cell table:style-name="ce69" office:value-type="string">
            <text:p>1.3.1</text:p>
          </table:table-cell>
          <table:table-cell table:style-name="ce61" office:value-type="string">
            <text:p>No dependencies.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2"/>
          <table:table-cell table:style-name="ce66"/>
          <table:table-cell table:style-name="ce98"/>
          <table:table-cell table:style-name="ce100"/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/>
          <table:table-cell table:style-name="ce69"/>
          <table:table-cell table:style-name="ce101" office:value-type="string">
            <text:p><text:s/>= Manual control of dependencies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63"/>
          <table:table-cell table:style-name="ce67" table:number-columns-repeated="2"/>
          <table:table-cell table:number-columns-repeated="1019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7">17/09/2024</text:date>, <text:time>19:58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3M15S</meta:editing-duration>
    <meta:editing-cycles>1193</meta:editing-cycles>
    <meta:generator>OpenOffice/4.1.15$Win32 OpenOffice.org_project/4115m2$Build-9813</meta:generator>
    <dc:date>2024-09-17T19:58:53.75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